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November 1890</text:p>
      <text:p text:style-name="P2">Month<text:tab/><text:tab/><text:tab/><text:tab/><text:tab/><text:tab/>November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Women and religion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8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./</text:p>
      <text:p text:style-name="P7">Philadelphia November (/)90/</text:p>
      <text:p text:style-name="P6"/>
      <text:p text:style-name="P6">[Front Cover]</text:p>
      <text:p text:style-name="P6">[Note: The number "90" is written in pencil and circled in the top right corner of the page.]</text:p>
      <text:p text:style-name="P6"/>
      <text:p text:style-name="P8">About woman's position in the synagogue/</text:p>
      <text:p text:style-name="P8"/>
      <text:p text:style-name="P6">[Page 1]</text:p>
      <text:p text:style-name="P6">[Hebrew]/ "A word in time how good it is!" <text:s/>So taught an Orient-/-al king in a book essentially Oriental in language,/ in style, and in the figures of speech profusely employed./ <text:s/>The book of Proverbs, whose every maxim almost, has/ a priceless value, personifies wisdom in a woman's/ from. <text:s/>Represented in that guise, it placed her/ preeminently as in the act of persuading men to fol-/-low her <text:span text:style-name="T2">touching</text:span><text:span text:style-name="T3"> guide and thus attain happiness [Hebrew]. <text:s/>Now. <text:s/>"I lead in the way of righteousness, within the path of justice" she cries. <text:s/>If but/ that </text:span><text:span text:style-name="T2">only</text:span><text:span text:style-name="T3"> [?] circumstance could be cited, it would suf-/-fice to disprove the charge that a female in Israel/ was considered a being inferior </text:span><text:span text:style-name="T2">to man</text:span><text:span text:style-name="T3"> in social </text:span><text:span text:style-name="T2">standing</text:span><text:span text:style-name="T3"> rank. <text:s/>For does it/ stand to reason that an author would use an object,/ looked upon by all as ignoble, for a type of what is/ Divinely noble-wisdom? <text:s/>Still, Christianity, or/ rather Christians, will persist in declaring that until/ </text:span><text:soft-page-break/><text:span text:style-name="T3">their creed spread far and wide, woman was held/ in a state of degradation. <text:s/></text:span><text:span text:style-name="T2">According to that theory,</text:span><text:span text:style-name="T3"> That untenable theory is grounded on/ the idea that the mother of him who died on Calvary, had those of/ her sex who paid him homage during his life-time,/</text:span></text:p>
      <text:p text:style-name="P6"><text:span text:style-name="T3"/></text:p>
      <text:p text:style-name="P6"><text:span text:style-name="T3">[Page 2]</text:span></text:p>
      <text:p text:style-name="P6"><text:span text:style-name="T3">raised the female in the estimation of the world,/ and compelled the recognition of her worth. <text:s/>Well:/ </text:span><text:span text:style-name="T2">Now,</text:span><text:span text:style-name="T3"> my continuation is not with strangers to my/ faith, though I could easily show that their posi-/-tion lacks foundations. <text:s/>For, reading without bias the books which/ the Nazarenes regard as sacred, I find that according to their teachings woman/ must acknowledge man </text:span><text:span text:style-name="T2">as</text:span><text:span text:style-name="T3"> her superior; that she/ must be debarred from speaking, or even praying aloud/ in public, that she must keep her head covered/ in deference to man who is above her in rank in short but </text:span><text:span text:style-name="T2">namely</text:span><text:span text:style-name="T3">/ she must obey him as her master. <text:s/>That those rules are nowhere carried/ out in Christendom, </text:span><text:span text:style-name="T2">it</text:span><text:span text:style-name="T3"> does not </text:span><text:span text:style-name="T2">destroy</text:span><text:span text:style-name="T3"> set aside the fact of their existence./ <text:s/>However, I have said it: I </text:span><text:span text:style-name="T2">am not</text:span><text:span text:style-name="T3"> do not feel as if I were called upon to criticise[sic!] my neighbors,/ who are beyond the pale of Judaism. <text:s/>I shall let/ them </text:span><text:span text:style-name="T2">enjoy</text:span><text:span text:style-name="T3"> hold to the mistake under which they labor, if it so pleases them./ <text:s/>It surely does not harm society. <text:s/>I will </text:span><text:span text:style-name="T2">not</text:span><text:span text:style-name="T3"> enter their church to prove them/ in error. <text:s/>But my positive duty is with those/ who claim to belong yet to the Synagogue. <text:s/>Their/ minds I must disabuse in </text:span><text:span text:style-name="T2">to the</text:span><text:span text:style-name="T3"> vindication of </text:span><text:span text:style-name="T2">truth</text:span><text:span text:style-name="T3"> Jewish truths. <text:s/>Therefore I </text:span><text:span text:style-name="T2">say</text:span><text:span text:style-name="T3"> repeat with Solomon [Hebrew]/ "A word in time, how good it is!" <text:s/>When my/ brethren in Israel are categorically told that persons/ who adhere to Oriental usages, depreciate woman,/</text:span></text:p>
      <text:p text:style-name="P6"><text:span text:style-name="T3"/></text:p>
      <text:p text:style-name="P6"><text:span text:style-name="T3">[Page 3]</text:span></text:p>
      <text:p text:style-name="P6"><text:span text:style-name="T3">and that to raise her to a higher plane, as she/ deserves, we ought to break down the bridge that connects the past with the present and act like men who live in/ the West and not in the East, a disproval of such assertions is/ seasonable and fitting. <text:s/>I ask: why expose conservative Jews to contumely? <text:s/>Why point so/ triumphantly to our separation of the sexes in the synagogue, as a re-/-flection on our mothers </text:span><text:span text:style-name="T2">our wives,</text:span><text:span text:style-name="T3"> and sisters our wives and daughters as an indication of man's contempt, when/ it is solely and simply an endeavour to allow/ the mind to be centred on the worship, and prevent, as far/ as possible, </text:span><text:span text:style-name="T2">to prevent</text:span><text:span text:style-name="T3"> its being directed to human/ objects mutually attractive? <text:s/>Let us consult history. <text:s/>Was it because/ women were despised, that Miriam drew those/ of her own sex after her, rehearsing the burden/ of the song to which the men had previously attuned/ their hearts? <text:s/>Or was it because women were/ deemed unworthy of hailing the conquering hero, </text:span><text:span text:style-name="T2">as</text:span><text:span text:style-name="T3"> with/ </text:span><text:span text:style-name="T2">well as men</text:span><text:span text:style-name="T3"> man's national pride, that they came forth with timbrels, and/ sang "Saul slew his thousands, </text:span><text:span text:style-name="T2">and</text:span><text:span text:style-name="T3"> but David his/ tens of thousands"? <text:s/>No: the Oriental usage is not/ to be stigmatised as a vestige of barbarism, in the/</text:span></text:p>
      <text:p text:style-name="P6"><text:span text:style-name="T3"/></text:p>
      <text:p text:style-name="P6"><text:span text:style-name="T3">[Page 4]</text:span></text:p>
      <text:p text:style-name="P6"><text:span text:style-name="T3">face of such precedents; in the face of demonstrable evidences of equality of the sexes as/ our Scriptures produce</text:span><text:span text:style-name="T2">s</text:span><text:span text:style-name="T3">; in the face of such historic/ personages as </text:span><text:span text:style-name="T2">our Hannah,</text:span><text:span text:style-name="T3"> our Deborah our Hannah and/ Haldah--leading characters in Holy Writ. <text:s/>No/ disparagement indeed is </text:span><text:span text:style-name="T2">intended</text:span><text:span text:style-name="T3"> meant by us, who/ welcome woman as a coworshipper. <text:s/>The Synagogue/ system which we left unchanged as traditionally received, is not meant/ as a debasement by us, who value </text:span><text:span text:style-name="T2">her</text:span><text:span text:style-name="T3"> woman's influence/ in communal work. <text:s/>It </text:span><text:span text:style-name="T2">offends</text:span><text:span text:style-name="T3"> hurts me/ to hear the would be liberals call us unprogressive,/ Orientals by reason of a benediction, which our ritual/ has embodied, as if when I pronounce it I in-/-tend to disgrace her to whom I owe my earthly exist-/-ence, my earliest sustenance, the endearments of my/ childhood, her whom I </text:span><text:span text:style-name="T2">gratefully</text:span><text:span text:style-name="T3"> most reverentially acknowledge as/ my first guide, educator, and </text:span><text:span text:style-name="T2">most</text:span><text:span text:style-name="T3"> trustiest friend./ <text:s/>Forbid it God! <text:s/>Just because I know the pains, an-/-xiety, sacrifices which my mother had to endure,/ and because her nature shut against her pursuits/ which man can follow at pleasure, and because the/ observance of a number of religious practices, that man/ alone can perform, were </text:span><text:span text:style-name="T2">not within</text:span><text:span text:style-name="T3"> unavoidably placed beyond her reach,/</text:span></text:p>
      <text:p text:style-name="P6"><text:soft-page-break/><text:span text:style-name="T3"/></text:p>
      <text:p text:style-name="P6"><text:span text:style-name="T3">[Page 5]</text:span></text:p>
      <text:p text:style-name="P6"><text:span text:style-name="T3">therefore I conform to the Rabinnical saying, ex-/-pressing thanks for my not having been created a woman./ <text:s/>Were I absolutely ignorant of what the oriental authors of/ the benediction which apparently so scandalizes our Occidentals, have/ written </text:span><text:span text:style-name="T2">in the</text:span><text:span text:style-name="T3"> to the exaltation of woman, I might brand/ that benediction in our prayer book as an insult to a Jewess, but the/ same writers have </text:span><text:span text:style-name="T2">left</text:span><text:span text:style-name="T3"> imparted lessons so deferential to the female,/ that I can never accuse them of exposing her to con-/-tempt. <text:s/></text:span><text:span text:style-name="T2">Are they</text:span><text:span text:style-name="T3"> Is it not the Rabbis who said/ that a man's wife must elicit from her hus-/-band the highest degree of respect? <text:s/>[Hebrew]/ [Hebrew] <text:s/>To guard against giving a wife oc-/-casion for grievance, is recommended by them </text:span><text:span text:style-name="T2">under</text:span><text:span text:style-name="T3"> in/ </text:span><text:span text:style-name="T2">the</text:span><text:span text:style-name="T3"> consideration of the fact that the tenderness of her feelings/ intensifies her moral sufferings. <text:s/>To be heedful/ of our obligations to the main guardian of our/ home, is another of their aphorisms, for they/ wisely contend that blessings rest on the house-/-hold through the exertions of the wife. <text:s/>It were/ well that those who boast of their Occidentalism,/ followed in their </text:span><text:span text:style-name="T2">da relia</text:span><text:span text:style-name="T3"> relations of life such ma-/-xims as have reached us from the Orient./</text:span></text:p>
      <text:p text:style-name="P6"><text:span text:style-name="T3"/></text:p>
      <text:p text:style-name="P6"><text:span text:style-name="T3">[Page 6]</text:span></text:p>
      <text:p text:style-name="P6"><text:span text:style-name="T3">But without fatiguing my hearers with numerous quotations/ </text:span><text:span text:style-name="T2">to</text:span><text:span text:style-name="T3"> in support of my argument, I shall draw attention/ to the </text:span><text:span text:style-name="T2">prophetic section</text:span><text:span text:style-name="T3"> Haftorah of this Sabbath, as that/ which offers a </text:span><text:span text:style-name="T2">conspicuous illustration of my position.</text:span><text:span text:style-name="T3"> decisive proof of </text:span><text:span text:style-name="T2">support</text:span><text:span text:style-name="T3"> the soundness of my reasoning./ <text:s/>At Shunem, a city belonging to the tribe of Josachar,/ lived an Israelite and his wife. <text:s/>They deservedly enjoyed a competence,/ </text:span><text:span text:style-name="T2">and</text:span><text:span text:style-name="T3"> for at a period which our sacred annals describe as one/ of general defection from religious duties, that man and/ the woman of his affection kept faithful. <text:s/>[Hebrew]/ or hospitality, </text:span><text:span text:style-name="T2">was</text:span><text:span text:style-name="T3"> had been a prominent trait in the/ conduct of the founder of our people. <text:s/>Abraham, the/ noble Oriental, who generously entertained strangers,/ taught us that virtue, which has ever since distinguish-/-ed his seed, though largely scattered through the Occident./ <text:s/>Shunem was a resting place to Elisha, who travelled[sic!]/ in the interest of the faith, when God's ministry meant/ more than a stationary office in a specific spot. <text:s/>The/ </text:span><text:span text:style-name="T2">married wealthy [?]</text:span><text:span text:style-name="T3"> Jewess of means at Shunem, had noticed the venerable/ prophet as he passed through her city, and had sent/ a message, telling that her home was open to him, and/ that she would feel honored to have </text:span><text:span text:style-name="T2">him</text:span><text:span text:style-name="T3"> so distinguished a guest and his attendant/</text:span></text:p>
      <text:p text:style-name="P6"><text:span text:style-name="T3"/></text:p>
      <text:p text:style-name="P6"><text:span text:style-name="T3">[Page 7]</text:span></text:p>
      <text:p text:style-name="P6"><text:span text:style-name="T3">seated at her table. <text:s/>Elisha accepted the offer./ <text:s/>Shortly after, the woman's kindly instincts suggested/ a better manner to pay homage to the </text:span><text:span text:style-name="T2">distinguished</text:span><text:span text:style-name="T3"> illustrious/ visitor. <text:s/>She proposed to her husband to have a room/ purposely built, with suitable furniture, and to/ present it to the prophet for his exclusive use, when-/-ever he stopped at Shunem. <text:s/>All know the/ sequel; how Elisha, touched by her goodness, </text:span><text:span text:style-name="T2">exercised and moved by</text:span><text:span text:style-name="T3"> and illumined by his/ prophetic </text:span><text:span text:style-name="T2">powers</text:span><text:span text:style-name="T3"> vision, promised the barren wife that her/ advancing years would be </text:span><text:span text:style-name="T2">gladden</text:span><text:span text:style-name="T3"> cheered by the love of a child;/ how the boy having grown, fell suddenly sick to death; </text:span><text:span text:style-name="T2">to his</text:span><text:span text:style-name="T3"> how the mother/ </text:span><text:span text:style-name="T2">mother's</text:span><text:span text:style-name="T3"> suppressed her keenest sorrow</text:span><text:span text:style-name="T2">, how</text:span><text:span text:style-name="T3"> and without </text:span><text:span text:style-name="T2">telling</text:span><text:span text:style-name="T3"> acquaint-/-ing her husband with the sad event, </text:span><text:span text:style-name="T2">she</text:span><text:span text:style-name="T3"> bid him farewell for the day/ and went in search of Elisha; how moved by his intreaties[sic!],/ the prophet accompanied the afflicted </text:span><text:span text:style-name="T2">mother</text:span><text:span text:style-name="T3"> parent to the city,/ and how the lad was restored to life. <text:s/>But the/ point </text:span><text:span text:style-name="T2">to</text:span><text:span text:style-name="T3"> which I specially wish to submit is the/ fact strikingly evident through the whole narrative./ <text:s/>The wife is the central figure in the entire transaction./ <text:s/>She is represented by the historian as the leading/ spirit in the house. <text:s/>She suggest, she advises, she acts, and/ her husband, with implicit reliance, approves./</text:span></text:p>
      <text:p text:style-name="P6"><text:span text:style-name="T3"/></text:p>
      <text:p text:style-name="P6"><text:span text:style-name="T3">[Page 8]</text:span></text:p>
      <text:p text:style-name="P6"><text:span text:style-name="T3">How untrue then it is that as an deliberately odious segregation, origi-/-nating in the Orient, we, conservative Israelites, place/ women behind lattices, and forbid them all contact with/ sacred things! <text:s/>Eastern Islamism has veiled the face/ of woman; it has made of her a [?] or a slave./ <text:s/>Not to Judaism--</text:span><text:soft-page-break/><text:span text:style-name="T3">the Judaism of our Bible and traditions./ <text:s/>That system of religion to which we adhere has allowed/ women the free exercise of volition within the limits/ of discretion and suitably to the dictates of wisdom. <text:s/>From the days of the mother of our race,/ concerning whom </text:span><text:span text:style-name="T2">the voice of</text:span><text:span text:style-name="T3"> inspiration </text:span><text:span text:style-name="T2">said</text:span><text:span text:style-name="T3"> advised [Hebrew]/ [Hebrew] "Whatever Sarah sayeth to thee, hearken/ unto her voice," even to our own days, the Jewess has/ proved the main factor in the right government of the/ household. <text:s/>There she must be acknowledged queen; there she has ruled among Jews, not because of the boasted Occidental pro-/-gress but in conformity with our Oriental origin and/ Hebrew civilization. <text:s/>The accusation against </text:span><text:span text:style-name="T2">we</text:span><text:span text:style-name="T3"> us, </text:span><text:span text:style-name="T2">we heed</text:span><text:span text:style-name="T3"> may worry/ </text:span><text:span text:style-name="T2">not</text:span><text:span text:style-name="T3"> some. <text:s/>It is vexatious, but we can stand the </text:span><text:span text:style-name="T2">bantering</text:span><text:span text:style-name="T3"> charge, in the conviction that our/ coworshippers who are not males, believe that we duly/ value their every exertion in behalf of our common/ </text:span><text:span text:style-name="T2">faith belief</text:span><text:span text:style-name="T3"> faith, and of all which is promotive of edu-/-cation and of the real exaltation of Israel./</text:span></text:p>
      <text:p text:style-name="P6"><text:span text:style-name="T3"/></text:p>
      <text:p text:style-name="P6"><text:span text:style-name="T3">[Page 9]</text:span></text:p>
      <text:p text:style-name="P6"><text:span text:style-name="T3">Here followed an address to a </text:span><text:span text:style-name="T4">Bar Mitzvah</text:span><text:span text:style-name="T5">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3T12:27:03.41</meta:creation-date>
    <meta:document-statistic meta:table-count="0" meta:image-count="0" meta:object-count="0" meta:page-count="5" meta:paragraph-count="85" meta:word-count="1952" meta:character-count="11836"/>
    <dc:date>2012-08-23T14:44:08.18</dc:date>
    <dc:creator>Penn Libraries</dc:creator>
    <meta:editing-duration>PT00H12M12S</meta:editing-duration>
    <meta:editing-cycles>1</meta:editing-cycles>
    <meta:generator>OpenOffice.org/3.2$Win32 OpenOffice.org_project/320m12$Build-9483</meta:generator>
  </office:meta>
</office:document-meta>
</file>